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8*"/>
    </style:style>
    <style:style style:name="Tabela1.B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Pied_20_de_20_page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666666" fo:font-size="14pt" officeooo:rsid="0029a14f" officeooo:paragraph-rsid="0029a14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fo:font-size="14pt" officeooo:rsid="0029a14f" officeooo:paragraph-rsid="0029a14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666666" fo:font-size="14pt" officeooo:rsid="003f7a18" officeooo:paragraph-rsid="003f7a1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2f214d"/>
    </style:style>
    <style:style style:name="P7" style:family="paragraph" style:parent-style-name="Standard">
      <style:paragraph-properties fo:text-align="start" style:justify-single-word="false"/>
      <style:text-properties officeooo:paragraph-rsid="003b34bc"/>
    </style:style>
    <style:style style:name="P8" style:family="paragraph" style:parent-style-name="Standard">
      <style:paragraph-properties fo:text-align="center" style:justify-single-word="false"/>
      <style:text-properties officeooo:rsid="0036bbed" officeooo:paragraph-rsid="0036bbed"/>
    </style:style>
    <style:style style:name="P9" style:family="paragraph" style:parent-style-name="Standard">
      <style:paragraph-properties fo:text-align="justify" style:justify-single-word="false"/>
      <style:text-properties officeooo:paragraph-rsid="002f214d"/>
    </style:style>
    <style:style style:name="P10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3f7a18"/>
    </style:style>
    <style:style style:name="P11" style:family="paragraph" style:parent-style-name="Standard">
      <style:paragraph-properties fo:text-align="center" style:justify-single-word="false"/>
      <style:text-properties fo:color="#666666" fo:font-size="16pt" fo:font-weight="bold" officeooo:rsid="003f7a18" officeooo:paragraph-rsid="003f7a1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666666" fo:font-size="14pt" officeooo:rsid="0036bbed" officeooo:paragraph-rsid="002f214d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fo:font-weight="bold" officeooo:paragraph-rsid="0045754e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4pt" fo:font-weight="bold" officeooo:paragraph-rsid="003f7a1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4pt" fo:font-weight="bold" officeooo:paragraph-rsid="00450a4c" style:font-size-asian="14pt" style:font-weight-asian="bold" style:font-size-complex="14pt" style:font-weight-complex="bold"/>
    </style:style>
    <style:style style:name="P16" style:family="paragraph">
      <loext:graphic-properties draw:fill-color="#808080"/>
      <style:paragraph-properties fo:text-align="center"/>
      <style:text-properties fo:font-size="12pt"/>
    </style:style>
    <style:style style:name="P17" style:family="paragraph">
      <loext:graphic-properties draw:fill-color="#808080"/>
      <style:paragraph-properties fo:text-align="center"/>
    </style:style>
    <style:style style:name="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officeooo:rsid="0029a14f" style:font-size-asian="16pt" style:font-size-complex="16pt"/>
    </style:style>
    <style:style style:name="T7" style:family="text">
      <style:text-properties fo:color="#666666" fo:font-size="16pt" officeooo:rsid="001d5a60" style:font-size-asian="16pt" style:font-size-complex="16pt"/>
    </style:style>
    <style:style style:name="T8" style:family="text">
      <style:text-properties fo:color="#666666" fo:font-size="16pt" officeooo:rsid="003f7a18" style:font-size-asian="16pt" style:font-size-complex="16pt"/>
    </style:style>
    <style:style style:name="T9" style:family="text">
      <style:text-properties fo:color="#666666" fo:font-size="14pt" style:font-size-asian="14pt" style:font-size-complex="14pt"/>
    </style:style>
    <style:style style:name="T10" style:family="text">
      <style:text-properties fo:color="#666666" fo:font-size="14pt" officeooo:rsid="0029a14f" style:font-size-asian="14pt" style:font-size-complex="14pt"/>
    </style:style>
    <style:style style:name="T11" style:family="text">
      <style:text-properties fo:color="#666666" fo:font-size="14pt" officeooo:rsid="001d5a60" style:font-size-asian="14pt" style:font-size-complex="14pt"/>
    </style:style>
    <style:style style:name="T12" style:family="text">
      <style:text-properties fo:color="#666666" fo:font-size="14pt" officeooo:rsid="002f214d" style:font-size-asian="14pt" style:font-size-complex="14pt"/>
    </style:style>
    <style:style style:name="T13" style:family="text">
      <style:text-properties fo:color="#666666" fo:font-size="14pt" officeooo:rsid="0036bbed" style:font-size-asian="14pt" style:font-size-complex="14pt"/>
    </style:style>
    <style:style style:name="T14" style:family="text">
      <style:text-properties fo:color="#666666" fo:font-size="14pt" officeooo:rsid="003f7a18" style:font-size-asian="14pt" style:font-size-complex="14pt"/>
    </style:style>
    <style:style style:name="T15" style:family="text">
      <style:text-properties fo:color="#666666" fo:font-size="14pt" officeooo:rsid="00405534" style:font-size-asian="14pt" style:font-size-complex="14pt"/>
    </style:style>
    <style:style style:name="T16" style:family="text">
      <style:text-properties fo:color="#666666" fo:font-size="14pt" officeooo:rsid="0045754e" style:font-size-asian="14pt" style:font-size-complex="14pt"/>
    </style:style>
    <style:style style:name="T17" style:family="text">
      <style:text-properties fo:color="#666666" fo:font-size="12pt" style:font-size-asian="12pt" style:font-size-complex="12pt"/>
    </style:style>
    <style:style style:name="T18" style:family="text">
      <style:text-properties fo:color="#666666" fo:font-size="12pt" officeooo:rsid="0029a14f" style:font-size-asian="12pt" style:font-size-complex="12pt"/>
    </style:style>
    <style:style style:name="T19" style:family="text">
      <style:text-properties fo:color="#666666" fo:font-size="12pt" officeooo:rsid="001d5a60" style:font-size-asian="12pt" style:font-size-complex="12pt"/>
    </style:style>
    <style:style style:name="T20" style:family="text">
      <style:text-properties fo:color="#666666" fo:font-size="12pt" officeooo:rsid="003f7a18" style:font-size-asian="12pt" style:font-size-complex="12pt"/>
    </style:style>
    <style:style style:name="T21" style:family="text">
      <style:text-properties officeooo:rsid="003f7a18"/>
    </style:style>
    <style:style style:name="T22" style:family="text">
      <style:text-properties officeooo:rsid="00450a4c"/>
    </style:style>
    <style:style style:name="T23" style:family="text">
      <style:text-properties officeooo:rsid="0045754e"/>
    </style:style>
    <style:style style:name="T24" style:family="text">
      <style:text-properties officeooo:rsid="0045b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<text:s text:c="2"/><text:tab/></text:span><text:span text:style-name="T5">{d.e</text:span><text:span text:style-name="T6">mpresa</text:span><text:span text:style-name="T7">.</text:span><text:span text:style-name="T6">nomeEmpresa</text:span><text:span text:style-name="T5">} <text:line-break/><text:tab/></text:span><text:span text:style-name="T17">{d.e</text:span><text:span text:style-name="T18">mpresa</text:span><text:span text:style-name="T19">.</text:span><text:span text:style-name="T20">cnpjEmpresa</text:span><text:span text:style-name="T17">}</text:span></text:p>
      <text:p text:style-name="P6"><text:span text:style-name="T6"><text:s text:c="2"/><text:tab/></text:span><text:span text:style-name="T10">Registro:{d.empresa</text:span><text:span text:style-name="T11">.</text:span><text:span text:style-name="T10">codEmpresa} <text:tab/>Data: {d.dataAtual}</text:span></text:p>
      <text:p text:style-name="P7"><text:span text:style-name="T2"><text:tab/></text:span><text:span text:style-name="T1">{</text:span><text:span text:style-name="T2">d.empresa.</text:span><text:span text:style-name="T3">endereco</text:span><text:span text:style-name="T1">}</text:span><text:span text:style-name="T4">-</text:span><text:span text:style-name="T1">{</text:span><text:span text:style-name="T2">d.empresa.nomeCidade</text:span><text:span text:style-name="T1">}</text:span><text:span text:style-name="T4">/</text:span><text:span text:style-name="T1">{</text:span><text:span text:style-name="T2">d.empresa.ufcidade</text:span><text:span text:style-name="T1">}</text:span></text:p>
      <text:p text:style-name="P11"/>
      <text:p text:style-name="P11">Recibo</text:p>
      <text:p text:style-name="P4"/>
      <text:p text:style-name="P9"><text:span text:style-name="T13"><text:tab/></text:span><text:span text:style-name="T14">Recebemos de </text:span><text:span text:style-name="T12">{d.paciente.nomePaciente}, </text:span><text:span text:style-name="T14">CPF nº {d.paciente.cpfPaciente}</text:span><text:span text:style-name="T12"> </text:span><text:span text:style-name="T14">o valor de </text:span><text:span text:style-name="T13">{d.</text:span><text:span text:style-name="T14">totalRec</text:span><text:span text:style-name="T15">ibo</text:span><text:span text:style-name="T13">} </text:span><text:span text:style-name="T14">({d.totalExtenso}). Referente a </text:span><text:span text:style-name="T16">exame(s)</text:span><text:span text:style-name="T14">:</text:span><text:span text:style-name="T13"> </text:span></text:p>
      <text:p text:style-name="P1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<text:span text:style-name="T21">{d.</text:span><text:span text:style-name="T22">dados[i].descricaoTExame</text:span><text:span text:style-name="T21">}</text:span></text:p>
          </table:table-cell>
          <table:table-cell table:style-name="Tabela1.A1" office:value-type="string">
            <text:p text:style-name="P13"><text:span text:style-name="T24">R$ </text:span><text:span text:style-name="T21">{d.</text:span><text:span text:style-name="T22">dados[i].</text:span><text:span text:style-name="T23">valorTotal</text:span><text:span text:style-name="T21">},</text:span><text:span text:style-name="T24">00</text:span></text:p>
          </table:table-cell>
        </table:table-row>
        <table:table-row>
          <table:table-cell table:style-name="Tabela1.A1" office:value-type="string">
            <text:p text:style-name="P15"><text:span text:style-name="T21">{d.</text:span><text:span text:style-name="T22">dados[i+1].descricaoTExame</text:span><text:span text:style-name="T21">}</text:span></text:p>
          </table:table-cell>
          <table:table-cell table:style-name="Tabela1.A1" office:value-type="string">
            <text:p text:style-name="P13"><text:span text:style-name="T24">R$ </text:span><text:span text:style-name="T21">{d.</text:span><text:span text:style-name="T22">dados[i</text:span><text:span text:style-name="T23">+1</text:span><text:span text:style-name="T22">].</text:span><text:span text:style-name="T23">valorTotal</text:span><text:span text:style-name="T21">},</text:span><text:span text:style-name="T24">00</text:span></text:p>
          </table:table-cell>
        </table:table-row>
      </table:table>
      <text:p text:style-name="P12"/>
      <text:p text:style-name="P12"/>
      <text:p text:style-name="P5">{d.empresa.nomeCidade},{d.dataExtenso}.</text:p>
      <text:p text:style-name="P5"/>
      <text:p text:style-name="P3"/>
      <text:p text:style-name="Standard"><draw:line text:anchor-type="paragraph" draw:z-index="2" draw:name="Forma1_0" draw:style-name="gr1" draw:text-style-name="P16" svg:x1="4.214cm" svg:y1="0.441cm" svg:x2="13.502cm" svg:y2="0.441cm"><text:p/></draw:line></text:p>
      <text:p text:style-name="Standard"/>
      <text:p text:style-name="P8"><draw:line text:anchor-type="paragraph" draw:z-index="1" draw:name="Forma1" draw:style-name="gr1" draw:text-style-name="P17" svg:x1="0.112cm" svg:y1="1.451cm" svg:x2="16.437cm" svg:y2="1.451cm"><text:p/></draw:line>{d.empresa.nomeEmpresa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Pied_20_de_20_page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3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397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38cm" svg:width="2.542cm" svg:height="2.544cm" draw:z-index="0"><draw:image xlink:href="http://localhost:3003/cadastros/empresas/logo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09T08:28:10.296000000</dc:date>
    <meta:editing-cycles>96</meta:editing-cycles>
    <meta:editing-duration>PT19H27M52S</meta:editing-duration>
    <meta:document-statistic meta:table-count="1" meta:image-count="1" meta:object-count="0" meta:page-count="1" meta:paragraph-count="11" meta:word-count="29" meta:character-count="500" meta:non-whitespace-character-count="470"/>
    <meta:template xlink:type="simple" xlink:actuate="onRequest" xlink:title="" xlink:href="../comprovante.odt/Normal.dotm"/>
  </office:meta>
</office:document-meta>
</file>